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101 Sheet1.B1:Sheet1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table:formula="of:=SIN(2*PI()*[.A1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0.01" calcext:value-type="float">
            <text:p>0.01</text:p>
          </table:table-cell>
          <table:table-cell table:formula="of:=SIN(2*PI()*[.A2])" office:value-type="float" office:value="0.0627905195293134" calcext:value-type="float">
            <text:p>0.0627905195</text:p>
          </table:table-cell>
        </table:table-row>
        <table:table-row table:style-name="ro3">
          <table:table-cell office:value-type="float" office:value="0.02" calcext:value-type="float">
            <text:p>0.02</text:p>
          </table:table-cell>
          <table:table-cell table:formula="of:=SIN(2*PI()*[.A3])" office:value-type="float" office:value="0.125333233564304" calcext:value-type="float">
            <text:p>0.1253332336</text:p>
          </table:table-cell>
        </table:table-row>
        <table:table-row table:style-name="ro3">
          <table:table-cell office:value-type="float" office:value="0.03" calcext:value-type="float">
            <text:p>0.03</text:p>
          </table:table-cell>
          <table:table-cell table:formula="of:=SIN(2*PI()*[.A4])" office:value-type="float" office:value="0.187381314585725" calcext:value-type="float">
            <text:p>0.1873813146</text:p>
          </table:table-cell>
        </table:table-row>
        <table:table-row table:style-name="ro3">
          <table:table-cell office:value-type="float" office:value="0.04" calcext:value-type="float">
            <text:p>0.04</text:p>
          </table:table-cell>
          <table:table-cell table:formula="of:=SIN(2*PI()*[.A5])" office:value-type="float" office:value="0.248689887164855" calcext:value-type="float">
            <text:p>0.2486898872</text:p>
          </table:table-cell>
        </table:table-row>
        <table:table-row table:style-name="ro3">
          <table:table-cell office:value-type="float" office:value="0.05" calcext:value-type="float">
            <text:p>0.05</text:p>
          </table:table-cell>
          <table:table-cell table:formula="of:=SIN(2*PI()*[.A6])" office:value-type="float" office:value="0.309016994374947" calcext:value-type="float">
            <text:p>0.3090169944</text:p>
          </table:table-cell>
        </table:table-row>
        <table:table-row table:style-name="ro3">
          <table:table-cell office:value-type="float" office:value="0.06" calcext:value-type="float">
            <text:p>0.06</text:p>
          </table:table-cell>
          <table:table-cell table:formula="of:=SIN(2*PI()*[.A7])" office:value-type="float" office:value="0.368124552684678" calcext:value-type="float">
            <text:p>0.3681245527</text:p>
          </table:table-cell>
        </table:table-row>
        <table:table-row table:style-name="ro3">
          <table:table-cell office:value-type="float" office:value="0.07" calcext:value-type="float">
            <text:p>0.07</text:p>
          </table:table-cell>
          <table:table-cell table:formula="of:=SIN(2*PI()*[.A8])" office:value-type="float" office:value="0.425779291565073" calcext:value-type="float">
            <text:p>0.4257792916</text:p>
          </table:table-cell>
        </table:table-row>
        <table:table-row table:style-name="ro3">
          <table:table-cell office:value-type="float" office:value="0.08" calcext:value-type="float">
            <text:p>0.08</text:p>
          </table:table-cell>
          <table:table-cell table:formula="of:=SIN(2*PI()*[.A9])" office:value-type="float" office:value="0.481753674101715" calcext:value-type="float">
            <text:p>0.4817536741</text:p>
          </table:table-cell>
        </table:table-row>
        <table:table-row table:style-name="ro3">
          <table:table-cell office:value-type="float" office:value="0.09" calcext:value-type="float">
            <text:p>0.09</text:p>
          </table:table-cell>
          <table:table-cell table:formula="of:=SIN(2*PI()*[.A10])" office:value-type="float" office:value="0.535826794978997" calcext:value-type="float">
            <text:p>0.535826795</text:p>
          </table:table-cell>
        </table:table-row>
        <table:table-row table:style-name="ro3">
          <table:table-cell office:value-type="float" office:value="0.1" calcext:value-type="float">
            <text:p>0.1</text:p>
          </table:table-cell>
          <table:table-cell table:formula="of:=SIN(2*PI()*[.A11])" office:value-type="float" office:value="0.587785252292473" calcext:value-type="float">
            <text:p>0.5877852523</text:p>
          </table:table-cell>
        </table:table-row>
        <table:table-row table:style-name="ro3">
          <table:table-cell office:value-type="float" office:value="0.11" calcext:value-type="float">
            <text:p>0.11</text:p>
          </table:table-cell>
          <table:table-cell table:formula="of:=SIN(2*PI()*[.A12])" office:value-type="float" office:value="0.63742398974869" calcext:value-type="float">
            <text:p>0.6374239897</text:p>
          </table:table-cell>
        </table:table-row>
        <table:table-row table:style-name="ro3">
          <table:table-cell office:value-type="float" office:value="0.12" calcext:value-type="float">
            <text:p>0.12</text:p>
          </table:table-cell>
          <table:table-cell table:formula="of:=SIN(2*PI()*[.A13])" office:value-type="float" office:value="0.684547105928689" calcext:value-type="float">
            <text:p>0.6845471059</text:p>
          </table:table-cell>
        </table:table-row>
        <table:table-row table:style-name="ro3">
          <table:table-cell office:value-type="float" office:value="0.13" calcext:value-type="float">
            <text:p>0.13</text:p>
          </table:table-cell>
          <table:table-cell table:formula="of:=SIN(2*PI()*[.A14])" office:value-type="float" office:value="0.728968627421412" calcext:value-type="float">
            <text:p>0.7289686274</text:p>
          </table:table-cell>
        </table:table-row>
        <table:table-row table:style-name="ro3">
          <table:table-cell office:value-type="float" office:value="0.14" calcext:value-type="float">
            <text:p>0.14</text:p>
          </table:table-cell>
          <table:table-cell table:formula="of:=SIN(2*PI()*[.A15])" office:value-type="float" office:value="0.770513242775789" calcext:value-type="float">
            <text:p>0.7705132428</text:p>
          </table:table-cell>
        </table:table-row>
        <table:table-row table:style-name="ro3">
          <table:table-cell office:value-type="float" office:value="0.15" calcext:value-type="float">
            <text:p>0.15</text:p>
          </table:table-cell>
          <table:table-cell table:formula="of:=SIN(2*PI()*[.A16])" office:value-type="float" office:value="0.809016994374947" calcext:value-type="float">
            <text:p>0.8090169944</text:p>
          </table:table-cell>
        </table:table-row>
        <table:table-row table:style-name="ro3">
          <table:table-cell office:value-type="float" office:value="0.16" calcext:value-type="float">
            <text:p>0.16</text:p>
          </table:table-cell>
          <table:table-cell table:formula="of:=SIN(2*PI()*[.A17])" office:value-type="float" office:value="0.844327925502015" calcext:value-type="float">
            <text:p>0.8443279255</text:p>
          </table:table-cell>
        </table:table-row>
        <table:table-row table:style-name="ro3">
          <table:table-cell office:value-type="float" office:value="0.17" calcext:value-type="float">
            <text:p>0.17</text:p>
          </table:table-cell>
          <table:table-cell table:formula="of:=SIN(2*PI()*[.A18])" office:value-type="float" office:value="0.876306680043864" calcext:value-type="float">
            <text:p>0.87630668</text:p>
          </table:table-cell>
        </table:table-row>
        <table:table-row table:style-name="ro3">
          <table:table-cell office:value-type="float" office:value="0.18" calcext:value-type="float">
            <text:p>0.18</text:p>
          </table:table-cell>
          <table:table-cell table:formula="of:=SIN(2*PI()*[.A19])" office:value-type="float" office:value="0.90482705246602" calcext:value-type="float">
            <text:p>0.9048270525</text:p>
          </table:table-cell>
        </table:table-row>
        <table:table-row table:style-name="ro3">
          <table:table-cell office:value-type="float" office:value="0.19" calcext:value-type="float">
            <text:p>0.19</text:p>
          </table:table-cell>
          <table:table-cell table:formula="of:=SIN(2*PI()*[.A20])" office:value-type="float" office:value="0.929776485888251" calcext:value-type="float">
            <text:p>0.9297764859</text:p>
          </table:table-cell>
        </table:table-row>
        <table:table-row table:style-name="ro3">
          <table:table-cell office:value-type="float" office:value="0.2" calcext:value-type="float">
            <text:p>0.2</text:p>
          </table:table-cell>
          <table:table-cell table:formula="of:=SIN(2*PI()*[.A21])" office:value-type="float" office:value="0.951056516295153" calcext:value-type="float">
            <text:p>0.9510565163</text:p>
          </table:table-cell>
        </table:table-row>
        <table:table-row table:style-name="ro3">
          <table:table-cell office:value-type="float" office:value="0.21" calcext:value-type="float">
            <text:p>0.21</text:p>
          </table:table-cell>
          <table:table-cell table:formula="of:=SIN(2*PI()*[.A22])" office:value-type="float" office:value="0.968583161128631" calcext:value-type="float">
            <text:p>0.9685831611</text:p>
          </table:table-cell>
        </table:table-row>
        <table:table-row table:style-name="ro3">
          <table:table-cell office:value-type="float" office:value="0.22" calcext:value-type="float">
            <text:p>0.22</text:p>
          </table:table-cell>
          <table:table-cell table:formula="of:=SIN(2*PI()*[.A23])" office:value-type="float" office:value="0.982287250728689" calcext:value-type="float">
            <text:p>0.9822872507</text:p>
          </table:table-cell>
        </table:table-row>
        <table:table-row table:style-name="ro3">
          <table:table-cell office:value-type="float" office:value="0.23" calcext:value-type="float">
            <text:p>0.23</text:p>
          </table:table-cell>
          <table:table-cell table:formula="of:=SIN(2*PI()*[.A24])" office:value-type="float" office:value="0.992114701314478" calcext:value-type="float">
            <text:p>0.9921147013</text:p>
          </table:table-cell>
        </table:table-row>
        <table:table-row table:style-name="ro3">
          <table:table-cell office:value-type="float" office:value="0.24" calcext:value-type="float">
            <text:p>0.24</text:p>
          </table:table-cell>
          <table:table-cell table:formula="of:=SIN(2*PI()*[.A25])" office:value-type="float" office:value="0.998026728428271" calcext:value-type="float">
            <text:p>0.9980267284</text:p>
          </table:table-cell>
        </table:table-row>
        <table:table-row table:style-name="ro3">
          <table:table-cell office:value-type="float" office:value="0.25" calcext:value-type="float">
            <text:p>0.25</text:p>
          </table:table-cell>
          <table:table-cell table:formula="of:=SIN(2*PI()*[.A2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0.26" calcext:value-type="float">
            <text:p>0.26</text:p>
          </table:table-cell>
          <table:table-cell table:formula="of:=SIN(2*PI()*[.A27])" office:value-type="float" office:value="0.998026728428271" calcext:value-type="float">
            <text:p>0.9980267284</text:p>
          </table:table-cell>
        </table:table-row>
        <table:table-row table:style-name="ro3">
          <table:table-cell office:value-type="float" office:value="0.27" calcext:value-type="float">
            <text:p>0.27</text:p>
          </table:table-cell>
          <table:table-cell table:formula="of:=SIN(2*PI()*[.A28])" office:value-type="float" office:value="0.992114701314478" calcext:value-type="float">
            <text:p>0.9921147013</text:p>
          </table:table-cell>
        </table:table-row>
        <table:table-row table:style-name="ro3">
          <table:table-cell office:value-type="float" office:value="0.28" calcext:value-type="float">
            <text:p>0.28</text:p>
          </table:table-cell>
          <table:table-cell table:formula="of:=SIN(2*PI()*[.A29])" office:value-type="float" office:value="0.982287250728689" calcext:value-type="float">
            <text:p>0.9822872507</text:p>
          </table:table-cell>
        </table:table-row>
        <table:table-row table:style-name="ro3">
          <table:table-cell office:value-type="float" office:value="0.29" calcext:value-type="float">
            <text:p>0.29</text:p>
          </table:table-cell>
          <table:table-cell table:formula="of:=SIN(2*PI()*[.A30])" office:value-type="float" office:value="0.968583161128631" calcext:value-type="float">
            <text:p>0.9685831611</text:p>
          </table:table-cell>
        </table:table-row>
        <table:table-row table:style-name="ro3">
          <table:table-cell office:value-type="float" office:value="0.3" calcext:value-type="float">
            <text:p>0.3</text:p>
          </table:table-cell>
          <table:table-cell table:formula="of:=SIN(2*PI()*[.A31])" office:value-type="float" office:value="0.951056516295153" calcext:value-type="float">
            <text:p>0.9510565163</text:p>
          </table:table-cell>
        </table:table-row>
        <table:table-row table:style-name="ro3">
          <table:table-cell office:value-type="float" office:value="0.31" calcext:value-type="float">
            <text:p>0.31</text:p>
          </table:table-cell>
          <table:table-cell table:formula="of:=SIN(2*PI()*[.A32])" office:value-type="float" office:value="0.929776485888251" calcext:value-type="float">
            <text:p>0.9297764859</text:p>
          </table:table-cell>
        </table:table-row>
        <table:table-row table:style-name="ro3">
          <table:table-cell office:value-type="float" office:value="0.32" calcext:value-type="float">
            <text:p>0.32</text:p>
          </table:table-cell>
          <table:table-cell table:formula="of:=SIN(2*PI()*[.A33])" office:value-type="float" office:value="0.90482705246602" calcext:value-type="float">
            <text:p>0.9048270525</text:p>
          </table:table-cell>
        </table:table-row>
        <table:table-row table:style-name="ro3">
          <table:table-cell office:value-type="float" office:value="0.33" calcext:value-type="float">
            <text:p>0.33</text:p>
          </table:table-cell>
          <table:table-cell table:formula="of:=SIN(2*PI()*[.A34])" office:value-type="float" office:value="0.876306680043864" calcext:value-type="float">
            <text:p>0.87630668</text:p>
          </table:table-cell>
        </table:table-row>
        <table:table-row table:style-name="ro3">
          <table:table-cell office:value-type="float" office:value="0.34" calcext:value-type="float">
            <text:p>0.34</text:p>
          </table:table-cell>
          <table:table-cell table:formula="of:=SIN(2*PI()*[.A35])" office:value-type="float" office:value="0.844327925502015" calcext:value-type="float">
            <text:p>0.8443279255</text:p>
          </table:table-cell>
        </table:table-row>
        <table:table-row table:style-name="ro3">
          <table:table-cell office:value-type="float" office:value="0.35" calcext:value-type="float">
            <text:p>0.35</text:p>
          </table:table-cell>
          <table:table-cell table:formula="of:=SIN(2*PI()*[.A36])" office:value-type="float" office:value="0.809016994374947" calcext:value-type="float">
            <text:p>0.8090169944</text:p>
          </table:table-cell>
        </table:table-row>
        <table:table-row table:style-name="ro3">
          <table:table-cell office:value-type="float" office:value="0.36" calcext:value-type="float">
            <text:p>0.36</text:p>
          </table:table-cell>
          <table:table-cell table:formula="of:=SIN(2*PI()*[.A37])" office:value-type="float" office:value="0.770513242775789" calcext:value-type="float">
            <text:p>0.7705132428</text:p>
          </table:table-cell>
        </table:table-row>
        <table:table-row table:style-name="ro3">
          <table:table-cell office:value-type="float" office:value="0.37" calcext:value-type="float">
            <text:p>0.37</text:p>
          </table:table-cell>
          <table:table-cell table:formula="of:=SIN(2*PI()*[.A38])" office:value-type="float" office:value="0.728968627421411" calcext:value-type="float">
            <text:p>0.7289686274</text:p>
          </table:table-cell>
        </table:table-row>
        <table:table-row table:style-name="ro3">
          <table:table-cell office:value-type="float" office:value="0.38" calcext:value-type="float">
            <text:p>0.38</text:p>
          </table:table-cell>
          <table:table-cell table:formula="of:=SIN(2*PI()*[.A39])" office:value-type="float" office:value="0.684547105928689" calcext:value-type="float">
            <text:p>0.6845471059</text:p>
          </table:table-cell>
        </table:table-row>
        <table:table-row table:style-name="ro3">
          <table:table-cell office:value-type="float" office:value="0.39" calcext:value-type="float">
            <text:p>0.39</text:p>
          </table:table-cell>
          <table:table-cell table:formula="of:=SIN(2*PI()*[.A40])" office:value-type="float" office:value="0.63742398974869" calcext:value-type="float">
            <text:p>0.6374239897</text:p>
          </table:table-cell>
        </table:table-row>
        <table:table-row table:style-name="ro3">
          <table:table-cell office:value-type="float" office:value="0.4" calcext:value-type="float">
            <text:p>0.4</text:p>
          </table:table-cell>
          <table:table-cell table:formula="of:=SIN(2*PI()*[.A41])" office:value-type="float" office:value="0.587785252292473" calcext:value-type="float">
            <text:p>0.5877852523</text:p>
          </table:table-cell>
        </table:table-row>
        <table:table-row table:style-name="ro3">
          <table:table-cell office:value-type="float" office:value="0.41" calcext:value-type="float">
            <text:p>0.41</text:p>
          </table:table-cell>
          <table:table-cell table:formula="of:=SIN(2*PI()*[.A42])" office:value-type="float" office:value="0.535826794978997" calcext:value-type="float">
            <text:p>0.535826795</text:p>
          </table:table-cell>
        </table:table-row>
        <table:table-row table:style-name="ro3">
          <table:table-cell office:value-type="float" office:value="0.42" calcext:value-type="float">
            <text:p>0.42</text:p>
          </table:table-cell>
          <table:table-cell table:formula="of:=SIN(2*PI()*[.A43])" office:value-type="float" office:value="0.481753674101716" calcext:value-type="float">
            <text:p>0.4817536741</text:p>
          </table:table-cell>
        </table:table-row>
        <table:table-row table:style-name="ro3">
          <table:table-cell office:value-type="float" office:value="0.43" calcext:value-type="float">
            <text:p>0.43</text:p>
          </table:table-cell>
          <table:table-cell table:formula="of:=SIN(2*PI()*[.A44])" office:value-type="float" office:value="0.425779291565073" calcext:value-type="float">
            <text:p>0.4257792916</text:p>
          </table:table-cell>
        </table:table-row>
        <table:table-row table:style-name="ro3">
          <table:table-cell office:value-type="float" office:value="0.44" calcext:value-type="float">
            <text:p>0.44</text:p>
          </table:table-cell>
          <table:table-cell table:formula="of:=SIN(2*PI()*[.A45])" office:value-type="float" office:value="0.368124552684678" calcext:value-type="float">
            <text:p>0.3681245527</text:p>
          </table:table-cell>
        </table:table-row>
        <table:table-row table:style-name="ro3">
          <table:table-cell office:value-type="float" office:value="0.45" calcext:value-type="float">
            <text:p>0.45</text:p>
          </table:table-cell>
          <table:table-cell table:formula="of:=SIN(2*PI()*[.A46])" office:value-type="float" office:value="0.309016994374947" calcext:value-type="float">
            <text:p>0.3090169944</text:p>
          </table:table-cell>
        </table:table-row>
        <table:table-row table:style-name="ro3">
          <table:table-cell office:value-type="float" office:value="0.46" calcext:value-type="float">
            <text:p>0.46</text:p>
          </table:table-cell>
          <table:table-cell table:formula="of:=SIN(2*PI()*[.A47])" office:value-type="float" office:value="0.248689887164855" calcext:value-type="float">
            <text:p>0.2486898872</text:p>
          </table:table-cell>
        </table:table-row>
        <table:table-row table:style-name="ro3">
          <table:table-cell office:value-type="float" office:value="0.47" calcext:value-type="float">
            <text:p>0.47</text:p>
          </table:table-cell>
          <table:table-cell table:formula="of:=SIN(2*PI()*[.A48])" office:value-type="float" office:value="0.187381314585725" calcext:value-type="float">
            <text:p>0.1873813146</text:p>
          </table:table-cell>
        </table:table-row>
        <table:table-row table:style-name="ro3">
          <table:table-cell office:value-type="float" office:value="0.48" calcext:value-type="float">
            <text:p>0.48</text:p>
          </table:table-cell>
          <table:table-cell table:formula="of:=SIN(2*PI()*[.A49])" office:value-type="float" office:value="0.125333233564305" calcext:value-type="float">
            <text:p>0.1253332336</text:p>
          </table:table-cell>
        </table:table-row>
        <table:table-row table:style-name="ro3">
          <table:table-cell office:value-type="float" office:value="0.49" calcext:value-type="float">
            <text:p>0.49</text:p>
          </table:table-cell>
          <table:table-cell table:formula="of:=SIN(2*PI()*[.A50])" office:value-type="float" office:value="0.0627905195293136" calcext:value-type="float">
            <text:p>0.0627905195</text:p>
          </table:table-cell>
        </table:table-row>
        <table:table-row table:style-name="ro3">
          <table:table-cell office:value-type="float" office:value="0.5" calcext:value-type="float">
            <text:p>0.5</text:p>
          </table:table-cell>
          <table:table-cell table:formula="of:=SIN(2*PI()*[.A51])" office:value-type="float" office:value="1.22464679914735E-016" calcext:value-type="float">
            <text:p>1.22464679914735E-16</text:p>
          </table:table-cell>
        </table:table-row>
        <table:table-row table:style-name="ro3">
          <table:table-cell office:value-type="float" office:value="0.51" calcext:value-type="float">
            <text:p>0.51</text:p>
          </table:table-cell>
          <table:table-cell table:formula="of:=SIN(2*PI()*[.A52])" office:value-type="float" office:value="-0.0627905195293133" calcext:value-type="float">
            <text:p>-0.0627905195</text:p>
          </table:table-cell>
        </table:table-row>
        <table:table-row table:style-name="ro3">
          <table:table-cell office:value-type="float" office:value="0.52" calcext:value-type="float">
            <text:p>0.52</text:p>
          </table:table-cell>
          <table:table-cell table:formula="of:=SIN(2*PI()*[.A53])" office:value-type="float" office:value="-0.125333233564304" calcext:value-type="float">
            <text:p>-0.1253332336</text:p>
          </table:table-cell>
        </table:table-row>
        <table:table-row table:style-name="ro3">
          <table:table-cell office:value-type="float" office:value="0.53" calcext:value-type="float">
            <text:p>0.53</text:p>
          </table:table-cell>
          <table:table-cell table:formula="of:=SIN(2*PI()*[.A54])" office:value-type="float" office:value="-0.187381314585725" calcext:value-type="float">
            <text:p>-0.1873813146</text:p>
          </table:table-cell>
        </table:table-row>
        <table:table-row table:style-name="ro3">
          <table:table-cell office:value-type="float" office:value="0.54" calcext:value-type="float">
            <text:p>0.54</text:p>
          </table:table-cell>
          <table:table-cell table:formula="of:=SIN(2*PI()*[.A55])" office:value-type="float" office:value="-0.248689887164855" calcext:value-type="float">
            <text:p>-0.2486898872</text:p>
          </table:table-cell>
        </table:table-row>
        <table:table-row table:style-name="ro3">
          <table:table-cell office:value-type="float" office:value="0.55" calcext:value-type="float">
            <text:p>0.55</text:p>
          </table:table-cell>
          <table:table-cell table:formula="of:=SIN(2*PI()*[.A56])" office:value-type="float" office:value="-0.309016994374948" calcext:value-type="float">
            <text:p>-0.3090169944</text:p>
          </table:table-cell>
        </table:table-row>
        <table:table-row table:style-name="ro3">
          <table:table-cell office:value-type="float" office:value="0.56" calcext:value-type="float">
            <text:p>0.56</text:p>
          </table:table-cell>
          <table:table-cell table:formula="of:=SIN(2*PI()*[.A57])" office:value-type="float" office:value="-0.368124552684678" calcext:value-type="float">
            <text:p>-0.3681245527</text:p>
          </table:table-cell>
        </table:table-row>
        <table:table-row table:style-name="ro3">
          <table:table-cell office:value-type="float" office:value="0.57" calcext:value-type="float">
            <text:p>0.57</text:p>
          </table:table-cell>
          <table:table-cell table:formula="of:=SIN(2*PI()*[.A58])" office:value-type="float" office:value="-0.425779291565073" calcext:value-type="float">
            <text:p>-0.4257792916</text:p>
          </table:table-cell>
        </table:table-row>
        <table:table-row table:style-name="ro3">
          <table:table-cell office:value-type="float" office:value="0.58" calcext:value-type="float">
            <text:p>0.58</text:p>
          </table:table-cell>
          <table:table-cell table:formula="of:=SIN(2*PI()*[.A59])" office:value-type="float" office:value="-0.481753674101715" calcext:value-type="float">
            <text:p>-0.4817536741</text:p>
          </table:table-cell>
        </table:table-row>
        <table:table-row table:style-name="ro3">
          <table:table-cell office:value-type="float" office:value="0.59" calcext:value-type="float">
            <text:p>0.59</text:p>
          </table:table-cell>
          <table:table-cell table:formula="of:=SIN(2*PI()*[.A60])" office:value-type="float" office:value="-0.535826794978996" calcext:value-type="float">
            <text:p>-0.535826795</text:p>
          </table:table-cell>
        </table:table-row>
        <table:table-row table:style-name="ro3">
          <table:table-cell office:value-type="float" office:value="0.6" calcext:value-type="float">
            <text:p>0.6</text:p>
          </table:table-cell>
          <table:table-cell table:formula="of:=SIN(2*PI()*[.A61])" office:value-type="float" office:value="-0.587785252292473" calcext:value-type="float">
            <text:p>-0.5877852523</text:p>
          </table:table-cell>
        </table:table-row>
        <table:table-row table:style-name="ro3">
          <table:table-cell office:value-type="float" office:value="0.61" calcext:value-type="float">
            <text:p>0.61</text:p>
          </table:table-cell>
          <table:table-cell table:formula="of:=SIN(2*PI()*[.A62])" office:value-type="float" office:value="-0.63742398974869" calcext:value-type="float">
            <text:p>-0.6374239897</text:p>
          </table:table-cell>
        </table:table-row>
        <table:table-row table:style-name="ro3">
          <table:table-cell office:value-type="float" office:value="0.62" calcext:value-type="float">
            <text:p>0.62</text:p>
          </table:table-cell>
          <table:table-cell table:formula="of:=SIN(2*PI()*[.A63])" office:value-type="float" office:value="-0.684547105928689" calcext:value-type="float">
            <text:p>-0.6845471059</text:p>
          </table:table-cell>
        </table:table-row>
        <table:table-row table:style-name="ro3">
          <table:table-cell office:value-type="float" office:value="0.63" calcext:value-type="float">
            <text:p>0.63</text:p>
          </table:table-cell>
          <table:table-cell table:formula="of:=SIN(2*PI()*[.A64])" office:value-type="float" office:value="-0.728968627421411" calcext:value-type="float">
            <text:p>-0.7289686274</text:p>
          </table:table-cell>
        </table:table-row>
        <table:table-row table:style-name="ro3">
          <table:table-cell office:value-type="float" office:value="0.64" calcext:value-type="float">
            <text:p>0.64</text:p>
          </table:table-cell>
          <table:table-cell table:formula="of:=SIN(2*PI()*[.A65])" office:value-type="float" office:value="-0.770513242775789" calcext:value-type="float">
            <text:p>-0.7705132428</text:p>
          </table:table-cell>
        </table:table-row>
        <table:table-row table:style-name="ro3">
          <table:table-cell office:value-type="float" office:value="0.65" calcext:value-type="float">
            <text:p>0.65</text:p>
          </table:table-cell>
          <table:table-cell table:formula="of:=SIN(2*PI()*[.A66])" office:value-type="float" office:value="-0.809016994374947" calcext:value-type="float">
            <text:p>-0.8090169944</text:p>
          </table:table-cell>
        </table:table-row>
        <table:table-row table:style-name="ro3">
          <table:table-cell office:value-type="float" office:value="0.66" calcext:value-type="float">
            <text:p>0.66</text:p>
          </table:table-cell>
          <table:table-cell table:formula="of:=SIN(2*PI()*[.A67])" office:value-type="float" office:value="-0.844327925502015" calcext:value-type="float">
            <text:p>-0.8443279255</text:p>
          </table:table-cell>
        </table:table-row>
        <table:table-row table:style-name="ro3">
          <table:table-cell office:value-type="float" office:value="0.67" calcext:value-type="float">
            <text:p>0.67</text:p>
          </table:table-cell>
          <table:table-cell table:formula="of:=SIN(2*PI()*[.A68])" office:value-type="float" office:value="-0.876306680043864" calcext:value-type="float">
            <text:p>-0.87630668</text:p>
          </table:table-cell>
        </table:table-row>
        <table:table-row table:style-name="ro3">
          <table:table-cell office:value-type="float" office:value="0.68" calcext:value-type="float">
            <text:p>0.68</text:p>
          </table:table-cell>
          <table:table-cell table:formula="of:=SIN(2*PI()*[.A69])" office:value-type="float" office:value="-0.90482705246602" calcext:value-type="float">
            <text:p>-0.9048270525</text:p>
          </table:table-cell>
        </table:table-row>
        <table:table-row table:style-name="ro3">
          <table:table-cell office:value-type="float" office:value="0.69" calcext:value-type="float">
            <text:p>0.69</text:p>
          </table:table-cell>
          <table:table-cell table:formula="of:=SIN(2*PI()*[.A70])" office:value-type="float" office:value="-0.929776485888251" calcext:value-type="float">
            <text:p>-0.9297764859</text:p>
          </table:table-cell>
        </table:table-row>
        <table:table-row table:style-name="ro3">
          <table:table-cell office:value-type="float" office:value="0.7" calcext:value-type="float">
            <text:p>0.7</text:p>
          </table:table-cell>
          <table:table-cell table:formula="of:=SIN(2*PI()*[.A71])" office:value-type="float" office:value="-0.951056516295153" calcext:value-type="float">
            <text:p>-0.9510565163</text:p>
          </table:table-cell>
        </table:table-row>
        <table:table-row table:style-name="ro3">
          <table:table-cell office:value-type="float" office:value="0.71" calcext:value-type="float">
            <text:p>0.71</text:p>
          </table:table-cell>
          <table:table-cell table:formula="of:=SIN(2*PI()*[.A72])" office:value-type="float" office:value="-0.968583161128631" calcext:value-type="float">
            <text:p>-0.9685831611</text:p>
          </table:table-cell>
        </table:table-row>
        <table:table-row table:style-name="ro3">
          <table:table-cell office:value-type="float" office:value="0.72" calcext:value-type="float">
            <text:p>0.72</text:p>
          </table:table-cell>
          <table:table-cell table:formula="of:=SIN(2*PI()*[.A73])" office:value-type="float" office:value="-0.982287250728689" calcext:value-type="float">
            <text:p>-0.9822872507</text:p>
          </table:table-cell>
        </table:table-row>
        <table:table-row table:style-name="ro3">
          <table:table-cell office:value-type="float" office:value="0.73" calcext:value-type="float">
            <text:p>0.73</text:p>
          </table:table-cell>
          <table:table-cell table:formula="of:=SIN(2*PI()*[.A74])" office:value-type="float" office:value="-0.992114701314478" calcext:value-type="float">
            <text:p>-0.9921147013</text:p>
          </table:table-cell>
        </table:table-row>
        <table:table-row table:style-name="ro3">
          <table:table-cell office:value-type="float" office:value="0.74" calcext:value-type="float">
            <text:p>0.74</text:p>
          </table:table-cell>
          <table:table-cell table:formula="of:=SIN(2*PI()*[.A75])" office:value-type="float" office:value="-0.998026728428271" calcext:value-type="float">
            <text:p>-0.9980267284</text:p>
          </table:table-cell>
        </table:table-row>
        <table:table-row table:style-name="ro3">
          <table:table-cell office:value-type="float" office:value="0.75" calcext:value-type="float">
            <text:p>0.75</text:p>
          </table:table-cell>
          <table:table-cell table:formula="of:=SIN(2*PI()*[.A76])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0.76" calcext:value-type="float">
            <text:p>0.76</text:p>
          </table:table-cell>
          <table:table-cell table:formula="of:=SIN(2*PI()*[.A77])" office:value-type="float" office:value="-0.998026728428271" calcext:value-type="float">
            <text:p>-0.9980267284</text:p>
          </table:table-cell>
        </table:table-row>
        <table:table-row table:style-name="ro3">
          <table:table-cell office:value-type="float" office:value="0.77" calcext:value-type="float">
            <text:p>0.77</text:p>
          </table:table-cell>
          <table:table-cell table:formula="of:=SIN(2*PI()*[.A78])" office:value-type="float" office:value="-0.992114701314478" calcext:value-type="float">
            <text:p>-0.9921147013</text:p>
          </table:table-cell>
        </table:table-row>
        <table:table-row table:style-name="ro3">
          <table:table-cell office:value-type="float" office:value="0.78" calcext:value-type="float">
            <text:p>0.78</text:p>
          </table:table-cell>
          <table:table-cell table:formula="of:=SIN(2*PI()*[.A79])" office:value-type="float" office:value="-0.982287250728689" calcext:value-type="float">
            <text:p>-0.9822872507</text:p>
          </table:table-cell>
        </table:table-row>
        <table:table-row table:style-name="ro3">
          <table:table-cell office:value-type="float" office:value="0.79" calcext:value-type="float">
            <text:p>0.79</text:p>
          </table:table-cell>
          <table:table-cell table:formula="of:=SIN(2*PI()*[.A80])" office:value-type="float" office:value="-0.968583161128631" calcext:value-type="float">
            <text:p>-0.9685831611</text:p>
          </table:table-cell>
        </table:table-row>
        <table:table-row table:style-name="ro3">
          <table:table-cell office:value-type="float" office:value="0.8" calcext:value-type="float">
            <text:p>0.8</text:p>
          </table:table-cell>
          <table:table-cell table:formula="of:=SIN(2*PI()*[.A81])" office:value-type="float" office:value="-0.951056516295154" calcext:value-type="float">
            <text:p>-0.9510565163</text:p>
          </table:table-cell>
        </table:table-row>
        <table:table-row table:style-name="ro3">
          <table:table-cell office:value-type="float" office:value="0.81" calcext:value-type="float">
            <text:p>0.81</text:p>
          </table:table-cell>
          <table:table-cell table:formula="of:=SIN(2*PI()*[.A82])" office:value-type="float" office:value="-0.929776485888251" calcext:value-type="float">
            <text:p>-0.9297764859</text:p>
          </table:table-cell>
        </table:table-row>
        <table:table-row table:style-name="ro3">
          <table:table-cell office:value-type="float" office:value="0.82" calcext:value-type="float">
            <text:p>0.82</text:p>
          </table:table-cell>
          <table:table-cell table:formula="of:=SIN(2*PI()*[.A83])" office:value-type="float" office:value="-0.90482705246602" calcext:value-type="float">
            <text:p>-0.9048270525</text:p>
          </table:table-cell>
        </table:table-row>
        <table:table-row table:style-name="ro3">
          <table:table-cell office:value-type="float" office:value="0.83" calcext:value-type="float">
            <text:p>0.83</text:p>
          </table:table-cell>
          <table:table-cell table:formula="of:=SIN(2*PI()*[.A84])" office:value-type="float" office:value="-0.876306680043863" calcext:value-type="float">
            <text:p>-0.87630668</text:p>
          </table:table-cell>
        </table:table-row>
        <table:table-row table:style-name="ro3">
          <table:table-cell office:value-type="float" office:value="0.84" calcext:value-type="float">
            <text:p>0.84</text:p>
          </table:table-cell>
          <table:table-cell table:formula="of:=SIN(2*PI()*[.A85])" office:value-type="float" office:value="-0.844327925502016" calcext:value-type="float">
            <text:p>-0.8443279255</text:p>
          </table:table-cell>
        </table:table-row>
        <table:table-row table:style-name="ro3">
          <table:table-cell office:value-type="float" office:value="0.85" calcext:value-type="float">
            <text:p>0.85</text:p>
          </table:table-cell>
          <table:table-cell table:formula="of:=SIN(2*PI()*[.A86])" office:value-type="float" office:value="-0.809016994374947" calcext:value-type="float">
            <text:p>-0.8090169944</text:p>
          </table:table-cell>
        </table:table-row>
        <table:table-row table:style-name="ro3">
          <table:table-cell office:value-type="float" office:value="0.86" calcext:value-type="float">
            <text:p>0.86</text:p>
          </table:table-cell>
          <table:table-cell table:formula="of:=SIN(2*PI()*[.A87])" office:value-type="float" office:value="-0.77051324277579" calcext:value-type="float">
            <text:p>-0.7705132428</text:p>
          </table:table-cell>
        </table:table-row>
        <table:table-row table:style-name="ro3">
          <table:table-cell office:value-type="float" office:value="0.87" calcext:value-type="float">
            <text:p>0.87</text:p>
          </table:table-cell>
          <table:table-cell table:formula="of:=SIN(2*PI()*[.A88])" office:value-type="float" office:value="-0.728968627421412" calcext:value-type="float">
            <text:p>-0.7289686274</text:p>
          </table:table-cell>
        </table:table-row>
        <table:table-row table:style-name="ro3">
          <table:table-cell office:value-type="float" office:value="0.88" calcext:value-type="float">
            <text:p>0.88</text:p>
          </table:table-cell>
          <table:table-cell table:formula="of:=SIN(2*PI()*[.A89])" office:value-type="float" office:value="-0.684547105928689" calcext:value-type="float">
            <text:p>-0.6845471059</text:p>
          </table:table-cell>
        </table:table-row>
        <table:table-row table:style-name="ro3">
          <table:table-cell office:value-type="float" office:value="0.89" calcext:value-type="float">
            <text:p>0.89</text:p>
          </table:table-cell>
          <table:table-cell table:formula="of:=SIN(2*PI()*[.A90])" office:value-type="float" office:value="-0.63742398974869" calcext:value-type="float">
            <text:p>-0.6374239897</text:p>
          </table:table-cell>
        </table:table-row>
        <table:table-row table:style-name="ro3">
          <table:table-cell office:value-type="float" office:value="0.9" calcext:value-type="float">
            <text:p>0.9</text:p>
          </table:table-cell>
          <table:table-cell table:formula="of:=SIN(2*PI()*[.A91])" office:value-type="float" office:value="-0.587785252292473" calcext:value-type="float">
            <text:p>-0.5877852523</text:p>
          </table:table-cell>
        </table:table-row>
        <table:table-row table:style-name="ro3">
          <table:table-cell office:value-type="float" office:value="0.91" calcext:value-type="float">
            <text:p>0.91</text:p>
          </table:table-cell>
          <table:table-cell table:formula="of:=SIN(2*PI()*[.A92])" office:value-type="float" office:value="-0.535826794978996" calcext:value-type="float">
            <text:p>-0.535826795</text:p>
          </table:table-cell>
        </table:table-row>
        <table:table-row table:style-name="ro3">
          <table:table-cell office:value-type="float" office:value="0.92" calcext:value-type="float">
            <text:p>0.92</text:p>
          </table:table-cell>
          <table:table-cell table:formula="of:=SIN(2*PI()*[.A93])" office:value-type="float" office:value="-0.481753674101715" calcext:value-type="float">
            <text:p>-0.4817536741</text:p>
          </table:table-cell>
        </table:table-row>
        <table:table-row table:style-name="ro3">
          <table:table-cell office:value-type="float" office:value="0.93" calcext:value-type="float">
            <text:p>0.93</text:p>
          </table:table-cell>
          <table:table-cell table:formula="of:=SIN(2*PI()*[.A94])" office:value-type="float" office:value="-0.425779291565072" calcext:value-type="float">
            <text:p>-0.4257792916</text:p>
          </table:table-cell>
        </table:table-row>
        <table:table-row table:style-name="ro3">
          <table:table-cell office:value-type="float" office:value="0.94" calcext:value-type="float">
            <text:p>0.94</text:p>
          </table:table-cell>
          <table:table-cell table:formula="of:=SIN(2*PI()*[.A95])" office:value-type="float" office:value="-0.368124552684678" calcext:value-type="float">
            <text:p>-0.3681245527</text:p>
          </table:table-cell>
        </table:table-row>
        <table:table-row table:style-name="ro3">
          <table:table-cell office:value-type="float" office:value="0.95" calcext:value-type="float">
            <text:p>0.95</text:p>
          </table:table-cell>
          <table:table-cell table:formula="of:=SIN(2*PI()*[.A96])" office:value-type="float" office:value="-0.309016994374948" calcext:value-type="float">
            <text:p>-0.3090169944</text:p>
          </table:table-cell>
        </table:table-row>
        <table:table-row table:style-name="ro3">
          <table:table-cell office:value-type="float" office:value="0.96" calcext:value-type="float">
            <text:p>0.96</text:p>
          </table:table-cell>
          <table:table-cell table:formula="of:=SIN(2*PI()*[.A97])" office:value-type="float" office:value="-0.248689887164855" calcext:value-type="float">
            <text:p>-0.2486898872</text:p>
          </table:table-cell>
        </table:table-row>
        <table:table-row table:style-name="ro3">
          <table:table-cell office:value-type="float" office:value="0.97" calcext:value-type="float">
            <text:p>0.97</text:p>
          </table:table-cell>
          <table:table-cell table:formula="of:=SIN(2*PI()*[.A98])" office:value-type="float" office:value="-0.187381314585725" calcext:value-type="float">
            <text:p>-0.1873813146</text:p>
          </table:table-cell>
        </table:table-row>
        <table:table-row table:style-name="ro3">
          <table:table-cell office:value-type="float" office:value="0.98" calcext:value-type="float">
            <text:p>0.98</text:p>
          </table:table-cell>
          <table:table-cell table:formula="of:=SIN(2*PI()*[.A99])" office:value-type="float" office:value="-0.125333233564305" calcext:value-type="float">
            <text:p>-0.1253332336</text:p>
          </table:table-cell>
        </table:table-row>
        <table:table-row table:style-name="ro3">
          <table:table-cell office:value-type="float" office:value="0.99" calcext:value-type="float">
            <text:p>0.99</text:p>
          </table:table-cell>
          <table:table-cell table:formula="of:=SIN(2*PI()*[.A100])" office:value-type="float" office:value="-0.0627905195293133" calcext:value-type="float">
            <text:p>-0.06279051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IN(2*PI()*[.A101])" office:value-type="float" office:value="-2.44929359829471E-016" calcext:value-type="float">
            <text:p>-2.44929359829471E-1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24pt" style:language-asian="ja" style:country-asian="JP" style:font-name-complex="TakaoPGothic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00/00/00</text:date>, <text:time style:data-style-name="N2" text:time-value="15:49:35.19395262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05-27T19:42:59</meta:creation-date>
    <dc:date>2017-05-31T15:51:01.510474285</dc:date>
    <meta:editing-duration>PT1M58S</meta:editing-duration>
    <meta:editing-cycles>3</meta:editing-cycles>
    <meta:generator>LibreOffice/5.1.6.2$Linux_X86_64 LibreOffice_project/10m0$Build-2</meta:generator>
    <meta:document-statistic meta:table-count="3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101" svg:x="0.32cm" svg:y="0.18cm" svg:width="15.36cm" svg:height="8.64cm">
          <chartooo:coordinate-region svg:x="1.153cm" svg:y="0.379cm" svg:width="14.433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1" chart:class="chart:scatter">
            <chart:domain table:cell-range-address="Sheet1.A1:Sheet1.A101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1</svg:desc>
                </draw:g>
              </table:table-cell>
              <table:table-cell office:value-type="float" office:value="0">
                <text:p>0</text:p>
                <draw:g>
                  <svg:desc>Sheet1.B1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